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1040000000000005" table:style-name="ce1">
            <text:p>0.610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817000000000001" table:style-name="ce1">
            <text:p>1.281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1040000000000005" table:style-name="ce1">
            <text:p>0.610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817000000000001" table:style-name="ce1">
            <text:p>1.281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3428" table:style-name="ce1">
            <text:p>1.3428</text:p>
          </table:table-cell>
          <table:table-cell table:number-columns-repeated="16383"/>
        </table:table-row>
        <table:table-row table:style-name="ro1">
          <table:table-cell office:value-type="float" office:value="1.4648000000000001" table:style-name="ce1">
            <text:p>1.4648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2817000000000001" table:style-name="ce1">
            <text:p>1.2817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2817000000000001" table:style-name="ce1">
            <text:p>1.281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36620000000000003" table:style-name="ce1">
            <text:p>0.3662</text:p>
          </table:table-cell>
          <table:table-cell table:number-columns-repeated="16383"/>
        </table:table-row>
        <table:table-row table:style-name="ro1">
          <table:table-cell office:value-type="float" office:value="1.2817000000000001" table:style-name="ce1">
            <text:p>1.2817</text:p>
          </table:table-cell>
          <table:table-cell table:number-columns-repeated="16383"/>
        </table:table-row>
        <table:table-row table:style-name="ro1">
          <table:table-cell office:value-type="float" office:value="1.5259" table:style-name="ce1">
            <text:p>1.5259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2206999999999999" table:style-name="ce1">
            <text:p>1.2207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6714" table:style-name="ce1">
            <text:p>0.671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1597" table:style-name="ce1">
            <text:p>1.1597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3240000000000005" table:style-name="ce1">
            <text:p>0.732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376000000000001" table:style-name="ce1">
            <text:p>1.0376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style-name="ro1">
          <table:table-cell office:value-type="float" office:value="0.85450000000000004" table:style-name="ce1">
            <text:p>0.8545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97660000000000002" table:style-name="ce1">
            <text:p>0.9766</text:p>
          </table:table-cell>
          <table:table-cell table:number-columns-repeated="16383"/>
        </table:table-row>
        <table:table-row table:style-name="ro1">
          <table:table-cell office:value-type="float" office:value="0.91549999999999998" table:style-name="ce1">
            <text:p>0.9155</text:p>
          </table:table-cell>
          <table:table-cell table:number-columns-repeated="16383"/>
        </table:table-row>
        <table:table-row table:style-name="ro1">
          <table:table-cell office:value-type="float" office:value="0.79349999999999998" table:style-name="ce1">
            <text:p>0.7935</text:p>
          </table:table-cell>
          <table:table-cell table:number-columns-repeated="16383"/>
        </table:table-row>
        <table:table-row table:style-name="ro1">
          <table:table-cell office:value-type="float" office:value="1.0986" table:style-name="ce1">
            <text:p>1.0986</text:p>
          </table:table-cell>
          <table:table-cell table:number-columns-repeated="16383"/>
        </table:table-row>
        <table:table-row table:number-rows-repeated="1042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enn </meta:initial-creator>
    <dc:creator>Glenn</dc:creator>
    <meta:creation-date>2016-01-30T15:58:21Z</meta:creation-date>
    <dc:date>2016-01-31T23:17:45Z</dc:date>
    <meta:editing-cycles>1</meta:editing-cycles>
    <meta:editing-duration>PT49S</meta:editing-duration>
  </office:meta>
</office:document-meta>
</file>